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61f" officeooo:paragraph-rsid="000f061f"/>
    </style:style>
    <style:style style:name="P2" style:family="paragraph" style:parent-style-name="Standard">
      <style:text-properties officeooo:rsid="000fa044" officeooo:paragraph-rsid="000fa04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061f" officeooo:paragraph-rsid="000f061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77183" officeooo:paragraph-rsid="00177183"/>
    </style:style>
    <style:style style:name="P5" style:family="paragraph" style:parent-style-name="Standard">
      <style:text-properties officeooo:rsid="00110b15" officeooo:paragraph-rsid="00110b15"/>
    </style:style>
    <style:style style:name="P6" style:family="paragraph" style:parent-style-name="Standard">
      <style:text-properties style:font-name="Courier New" fo:font-size="8pt" officeooo:rsid="00110b15" officeooo:paragraph-rsid="00110b15" style:font-size-asian="8pt" style:font-size-complex="8pt"/>
    </style:style>
    <style:style style:name="P7" style:family="paragraph" style:parent-style-name="Standard">
      <style:text-properties style:font-name="Courier New" fo:font-size="8pt" officeooo:rsid="0012b74f" officeooo:paragraph-rsid="0012b74f" style:font-size-asian="8pt" style:font-size-complex="8pt"/>
    </style:style>
    <style:style style:name="P8" style:family="paragraph" style:parent-style-name="Standard">
      <style:text-properties style:font-name="Courier New" fo:font-size="8pt" officeooo:rsid="0013ac21" officeooo:paragraph-rsid="0013ac21" style:font-size-asian="8pt" style:font-size-complex="8pt"/>
    </style:style>
    <style:style style:name="P9" style:family="paragraph" style:parent-style-name="Standard">
      <style:text-properties officeooo:rsid="0013ac21" officeooo:paragraph-rsid="0013ac21"/>
    </style:style>
    <style:style style:name="P10" style:family="paragraph" style:parent-style-name="Standard">
      <style:text-properties style:text-underline-style="none" officeooo:rsid="00177183" officeooo:paragraph-rsid="00177183"/>
    </style:style>
    <style:style style:name="P11" style:family="paragraph" style:parent-style-name="Standard">
      <style:text-properties style:text-underline-style="none" officeooo:rsid="001dcb74" officeooo:paragraph-rsid="001dcb74"/>
    </style:style>
    <style:style style:name="P12" style:family="paragraph" style:parent-style-name="Standard">
      <style:text-properties officeooo:rsid="00197d6e" officeooo:paragraph-rsid="00197d6e"/>
    </style:style>
    <style:style style:name="P13" style:family="paragraph" style:parent-style-name="Standard">
      <style:text-properties officeooo:rsid="00197d6e" officeooo:paragraph-rsid="001aa7b3"/>
    </style:style>
    <style:style style:name="P14" style:family="paragraph" style:parent-style-name="Standard">
      <style:text-properties fo:font-style="italic" officeooo:rsid="001a3416" officeooo:paragraph-rsid="001aa7b3" style:font-style-asian="italic" style:font-style-complex="italic"/>
    </style:style>
    <style:style style:name="P15" style:family="paragraph" style:parent-style-name="Standard">
      <style:paragraph-properties fo:break-before="page"/>
      <style:text-properties style:text-underline-style="solid" style:text-underline-width="auto" style:text-underline-color="font-color" officeooo:rsid="00177183" officeooo:paragraph-rsid="00177183"/>
    </style:style>
    <style:style style:name="P16" style:family="paragraph" style:parent-style-name="Standard">
      <style:text-properties style:text-underline-style="none" officeooo:rsid="001dcb74" officeooo:paragraph-rsid="001dcb74"/>
    </style:style>
    <style:style style:name="P17" style:family="paragraph" style:parent-style-name="Standard">
      <style:text-properties style:text-underline-style="none" officeooo:rsid="0021bc5c" officeooo:paragraph-rsid="0021bc5c"/>
    </style:style>
    <style:style style:name="T1" style:family="text">
      <style:text-properties officeooo:rsid="000fa044"/>
    </style:style>
    <style:style style:name="T2" style:family="text">
      <style:text-properties officeooo:rsid="00110b15"/>
    </style:style>
    <style:style style:name="T3" style:family="text">
      <style:text-properties officeooo:rsid="0012b74f"/>
    </style:style>
    <style:style style:name="T4" style:family="text">
      <style:text-properties officeooo:rsid="0013ac21"/>
    </style:style>
    <style:style style:name="T5" style:family="text">
      <style:text-properties officeooo:rsid="001c4dd3"/>
    </style:style>
    <style:style style:name="T6" style:family="text">
      <style:text-properties officeooo:rsid="001d0a61"/>
    </style:style>
    <style:style style:name="T7" style:family="text">
      <style:text-properties officeooo:rsid="00206336"/>
    </style:style>
    <style:style style:name="T8" style:family="text">
      <style:text-properties officeooo:rsid="0021bc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rce format (.<text:span text:style-name="T1">s</text:span>ong)</text:p>
      <text:p text:style-name="P1"/>
      <text:p text:style-name="P13">The song format can include simple melodies, chords and rhythm sections. </text:p>
      <text:p text:style-name="P14"/>
      <text:p text:style-name="P14">Consider adding : macros, lookup for chords in melody.</text:p>
      <text:p text:style-name="P12"/>
      <text:p text:style-name="P1">assignment := value and // as comments throughout, <text:span text:style-name="T1">done by the compiler shell.</text:span></text:p>
      <text:p text:style-name="P1"/>
      <text:p text:style-name="P4">Melody and Melody Chord Section</text:p>
      <text:p text:style-name="P4"/>
      <text:p text:style-name="P1">Each line represents <text:span text:style-name="T2">multiple bars seperated by |</text:span></text:p>
      <text:p text:style-name="P1"/>
      <text:p text:style-name="P2">0123456789 <text:tab/>represents one note of standard length (one beat usually) on the current tab line.</text:p>
      <text:p text:style-name="P2">^ and v represent up and down one tab line respectively, <text:span text:style-name="T3">next note only.</text:span></text:p>
      <text:p text:style-name="P2">GDAE represent that string (G being the top tab line)</text:p>
      <text:p text:style-name="P2">o adds one beat to the current note length</text:p>
      <text:p text:style-name="P2">. adds half a beat </text:p>
      <text:p text:style-name="P2">- deducts half a beat (converting a beat to a half beat)</text:p>
      <text:p text:style-name="P2">= deducts three quarters of a beat (converting a beat to a quarter beat)</text:p>
      <text:p text:style-name="P2">&amp; is a rest (in practice same as ‘o’)</text:p>
      <text:p text:style-name="P2">[nnnn] plays a chord with frets nnnn, in this case n is G e.g. the top string, all four must be present except X is an option for don’t play this chord.</text:p>
      <text:p text:style-name="P2">“xxxx” sets the text for this bar.</text:p>
      <text:p text:style-name="P2">@x sets the beat rate to 1/x (default is 1) e.g. @2 makes every unspecified note a half beat.</text:p>
      <text:p text:style-name="P2"/>
      <text:p text:style-name="P5">Example : Old Joe Clark (Absolute Beginners, page 34 <text:span text:style-name="T3">as far as the first repeat</text:span>)</text:p>
      <text:p text:style-name="P5"/>
      <text:p text:style-name="P6">//</text:p>
      <text:p text:style-name="P6">//<text:tab/><text:tab/><text:span text:style-name="T4">Old Joe Clark</text:span></text:p>
      <text:p text:style-name="P6">//</text:p>
      <text:p text:style-name="P6">beats := 4</text:p>
      <text:p text:style-name="P6">tempo := 100</text:p>
      <text:p text:style-name="P6"/>
      <text:p text:style-name="P8">&amp;|</text:p>
      <text:p text:style-name="P6">G0232 | <text:span text:style-name="T3">0- 2- 0- D 5- 4 4- 5- <text:s/>| G0- v4- 0- 2- 3- 2- 3- 2- 0- | 0 0-2- 0 v 4- v 5- |</text:span></text:p>
      <text:p text:style-name="P7">G0232 | 0- 2- 0- D 5- 4- 0- 2- | @2 4 2 0 4 2 0 v 6 2 | @1 0- v 5- 0- 2- 0 4- 5- |</text:p>
      <text:p text:style-name="P7"/>
      <text:p text:style-name="P9">Note ; the &amp;| puts an initial bar in (just | would be not compiled as a blank line) and it is changed to @2 in the last but one bar (and back again) so 4 2 0 …. etc. are all half a beat.</text:p>
      <text:p text:style-name="P9"/>
      <text:p text:style-name="P4"/>
      <text:p text:style-name="P15">Rhythm Section <text:span text:style-name="T7">(completely revised 23/11/2016)</text:span></text:p>
      <text:p text:style-name="P4"/>
      <text:p text:style-name="P10">Detected by presence of curly brackets.</text:p>
      <text:p text:style-name="P10"/>
      <text:p text:style-name="P10">{ <text:span text:style-name="T5">[pos] &lt;chord&gt;</text:span> } specifies the chord to be played (e.g. cm7). These are looked up in chord definitions (chord_cm7 := X41X or specified in it (e.g. cm7:X41X), - means play the same chord as previously, X is no chord (the default). </text:p>
      <text:p text:style-name="P10"/>
      <text:p text:style-name="P11">If the {} is at the start of the bar definition, it is in beat 1. The next beat to be specified will be at beat b/2+1 (e.g. 2 for 2/4, 2 for 3/4,3 for 4/4, 4 for 6/8 time)</text:p>
      <text:p text:style-name="P11"/>
      <text:p text:style-name="P11">If it is in the middle of a bar definition it is half way through by default (see above)</text:p>
      <text:p text:style-name="P11"/>
      <text:p text:style-name="P11">If further {} are discovered these are at the next beat, so “{a} hello {b} {c}” will play a at beat 1, b at beat 3 and c at beat 4 (and their off beat up strokes)</text:p>
      <text:p text:style-name="P11"/>
      <text:p text:style-name="P11">A positional value can be placed in front of the chord to put it in the correct place so “{ 4 a } hello” will switch to a on beat 4, (for beats 1,2,3 it plays whatever the current chord is). Chords must be in order in the bar to work however.</text:p>
      <text:p text:style-name="P11"/>
      <text:p text:style-name="P17">Empty curly brackets means ‘continue with current’</text:p>
      <text:p text:style-name="P17"/>
      <text:p text:style-name="P10">Text defines bars, text being subdivided by bar lines e.g. “Hello|World|!” is three bars. If no “” is present it is a single bar without words. <text:span text:style-name="T6">Each bar can have a seperate arrangement, in the absence of any being specified it continues with the previous chord.</text:span></text:p>
      <text:p text:style-name="P10"/>
      <text:p text:style-name="P10">Patterns are set using @n ; this sets to pattern_&lt;n&gt; which is a mixture of . (space) n v ^ characters which is of such a length where mod(length,beats) is zero ; the pattern is repeated started from the change position. <text:span text:style-name="T8">Any @n in a bar sets the pattern for the whole b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0:08:33.216826813</meta:creation-date>
    <dc:date>2016-11-23T08:35:43.614365251</dc:date>
    <meta:editing-duration>PT31M28S</meta:editing-duration>
    <meta:editing-cycles>17</meta:editing-cycles>
    <meta:generator>LibreOffice/5.2.3.3$Linux_X86_64 LibreOffice_project/20m0$Build-3</meta:generator>
    <meta:document-statistic meta:table-count="0" meta:image-count="0" meta:object-count="0" meta:page-count="2" meta:paragraph-count="37" meta:word-count="636" meta:character-count="3068" meta:non-whitespace-character-count="2463"/>
  </office:meta>
</office:document-meta>
</file>